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6.742cm"/>
    </style:style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6.4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9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table:style-name="Default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table:style-name="Default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formula="of:=[.C2] * 9.81 * ([.C3] / 100) / [.C4]" office:value-type="float" office:value="0.603692307692308">
            <text:p>0.60369230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utput Power (W)</text:p>
          </table:table-cell>
          <table:table-cell/>
          <table:table-cell table:style-name="Default"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Current (mA)</text:p>
          </table:table-cell>
          <table:table-cell/>
          <table:table-cell table:style-name="Default"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Angular Speed (rpm)</text:p>
          </table:table-cell>
          <table:table-cell/>
          <table:table-cell table:style-name="Default"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Torque (g.cm)</text:p>
          </table:table-cell>
          <table:table-cell/>
          <table:table-cell table:style-name="Default"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9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table:style-name="Default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formula="of:=[.C11] / [.C20]" office:value-type="float" office:value="273.684210526316">
            <text:p>273.684210526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[.C16] / [.C20]" office:value-type="float" office:value="28.6601435064332">
            <text:p>28.660143506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formula="of:=[.C17] * [.C20]" office:value-type="float" office:value="0.01956426680985">
            <text:p>0.019564266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formula="of:=[.C24] / (0.5 * [.C2] / 1000)" office:value-type="float" office:value="19.56426680985">
            <text:p>19.564266809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formula="of:=[.C25] / 9.81" office:value-type="float" office:value="1.99431873698777">
            <text:p>1.9943187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formula="of:=PI() * [.C21] * [.C22] / 60" office:value-type="float" office:value="28.6601435064332">
            <text:p>28.6601435064</text:p>
          </table:table-cell>
          <table:table-cell/>
          <table:table-cell office:value-type="string">
            <text:p>TODO: FIGURE THIS ALL OUT TOMORROW...SEEMS MORE COMPLICATED THAN IT OUGHT TO BE !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formula="of:=[.C3] / (0.1 * [.C27])" office:value-type="float" office:value="13.9566642403662">
            <text:p>13.9566642404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2"/>
          <table:table-cell table:style-name="ce3" table:number-columns-repeated="1022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Reverse Protection MOSFET leakage</text:p>
          </table:table-cell>
          <table:table-cell table:style-name="ce11"/>
          <table:table-cell table:style-name="ce8" office:value-type="string">
            <text:p>IS THIS NEEDED ? <text:s/>TODO: INVESTIGATE...</text:p>
          </table:table-cell>
          <table:table-cell table:style-name="ce8" table:number-columns-repeated="1021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4:.B10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1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Extra Quiescent</text:p>
          </table:table-cell>
          <table:table-cell table:formula="of:=100 - [.B4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8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5:.B18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19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3:.B24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A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B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Output Bypass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9:.B34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1">
          <table:table-cell table:style-name="ce11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39:.B49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0]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54:.B56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3">
          <table:table-cell office:value-type="string">
            <text:p>Light Sensor Opamp quiescen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Light Sensor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Offboard VDD Bypasses – 4x 2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A61:.B69])" office:value-type="float" office:value="168.54">
            <text:p>168.5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2"/>
          <table:table-cell table:style-name="ce3" table:number-columns-repeated="1022"/>
        </table:table-row>
        <table:table-row table:style-name="ro3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>
            <text:p>Quiescent</text:p>
          </table:table-cell>
          <table:table-cell table:style-name="ce4"/>
          <table:table-cell/>
          <table:table-cell office:value-type="string">
            <text:p>Drivers, Opamps, Leakages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>
            <text:p>LCD Backlight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3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1] + [.B35] + [.B50]" office:value-type="float" office:value="112.72">
            <text:p>112.72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3" table:formula="of:=[.B11] + [.B35] + [.B57]" office:value-type="float" office:value="112.72">
            <text:p>112.72</text:p>
          </table:table-cell>
          <table:table-cell/>
          <table:table-cell office:value-type="string">
            <text:p>SMPS Disabled, PIC VDD Multiplexer, PIC Awak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3" table:formula="of:=[.B19] + [.B35] + [.B57]" office:value-type="float" office:value="186">
            <text:p>186</text:p>
          </table:table-cell>
          <table:table-cell/>
          <table:table-cell office:value-type="string">
            <text:p>SMPS Enabled (Low Power), PIC VDD Multiplexer, PIC Awake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3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83]" office:value-type="string" office:string-value="Low Power State (Default)">
            <text:p>Low Power State (Default)</text:p>
          </table:table-cell>
          <table:table-cell table:style-name="ce2" table:formula="of:=[.B83]" office:value-type="float" office:value="112.72">
            <text:p>112.72</text:p>
          </table:table-cell>
          <table:table-cell table:style-name="ce2" table:formula="of:=3600 * 24 - SUM([.C91:.C100])" office:value-type="float" office:value="86130">
            <text:p>86130</text:p>
          </table:table-cell>
          <table:table-cell table:formula="of:=([.B90] / 1000) * ([.C90] / 3600)" office:value-type="float" office:value="2.696826">
            <text:p>2.69682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84]" office:value-type="float" office:value="112.72">
            <text:p>112.72</text:p>
          </table:table-cell>
          <table:table-cell table:formula="of:=0.1 * (24 * 3600 / (16 * 65536 / 32768))" office:value-type="float" office:value="270">
            <text:p>270</text:p>
          </table:table-cell>
          <table:table-cell table:formula="of:=([.B91] / 1000) * ([.C91] / 3600)" office:value-type="float" office:value="0.008454">
            <text:p>0.008454</text:p>
          </table:table-cell>
          <table:table-cell/>
          <table:table-cell table:style-name="ce2" office:value-type="string">
            <text:p>16-bit overflow with post-scaler of 16; average 100ms awake time</text:p>
          </table:table-cell>
          <table:table-cell table:number-columns-repeated="1018"/>
        </table:table-row>
        <table:table-row table:style-name="ro1">
          <table:table-cell/>
          <table:table-cell table:number-columns-repeated="2"/>
          <table:table-cell table:formula="of:=([.B92] / 1000) * ([.C9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3] / 1000) * ([.C9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4] / 1000) * ([.C94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5] / 1000) * ([.C95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6] / 1000) * ([.C96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7] / 1000) * ([.C97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8] / 1000) * ([.C98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99] / 1000) * ([.C99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/>
          <table:table-cell table:formula="of:=([.B100] / 1000) * ([.C100] / 3600)"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01] / SUM([.D90:.D100])" office:value-type="float" office:value="1330.73101490419">
            <text:p>1330.731014904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02] / 465.25" office:value-type="float" office:value="2.8602493603529">
            <text:p>2.8602493604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ce4"/>
        <table:table-column table:style-name="co1" table:number-columns-repeated="1023" table:default-cell-style-name="Default"/>
        <table:table-row table:style-name="ro1">
          <table:table-cell table:style-name="ce5"/>
          <table:table-cell table:style-name="ce8" table:number-columns-repeated="10"/>
          <table:table-cell table:style-name="ce8" office:value-type="string">
            <text:p>GRM31CR71C106KA12L</text:p>
          </table:table-cell>
          <table:table-cell table:style-name="ce8"/>
          <table:table-cell table:style-name="ce8" office:value-type="string">
            <text:p>CL21B225KPFNNNE </text:p>
          </table:table-cell>
          <table:table-cell table:style-name="ce8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Min (-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ax (+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in (-) Temperature Coefficient (%)</text:p>
          </table:table-cell>
          <table:table-cell table:style-name="ce9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office:value-type="string">
            <text:p>Max (+) Temperature Coefficient (%)</text:p>
          </table:table-cell>
          <table:table-cell table:style-name="ce9" office:value-type="percentage" office:value="0.15">
            <text:p>15.00%</text:p>
          </table:table-cell>
          <table:table-cell table:number-columns-repeated="9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0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0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table:style-name="Default"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196">
            <text:p>196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9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194.04">
            <text:p>194.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197.96">
            <text:p>197.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193.16682">
            <text:p>193.166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0" table:formula="of:=[.B13] * (1 + [.D4] * [.B10])" office:value-type="float" office:value="198.65286">
            <text:p>198.65286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/06/2016</text:date>, <text:time>19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6-28T19:57:45</dc:date>
    <dc:creator>Pete Restall</dc:creator>
    <meta:editing-duration>P1DT8H53M41S</meta:editing-duration>
    <meta:editing-cycles>174</meta:editing-cycles>
    <meta:generator>OpenOffice.org/3.3$Unix OpenOffice.org_project/330m20$Build-9567</meta:generator>
    <meta:document-statistic meta:table-count="5" meta:cell-count="416" meta:object-count="0"/>
  </office:meta>
</office:document-meta>
</file>